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text:span><text:span text:style-name="T2"><text:line-break/></text:span><text:span text:style-name="T3">UD 06. Actividades no Evaluables 01</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Nov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00<text:tab/>3</text:span></text:a></text:p>
          <text:p text:style-name="P13"><text:a xlink:type="simple" xlink:href="#_6fwqqdybz39n" text:style-name="Index_20_Link" text:visited-style-name="Index_20_Link"><text:span text:style-name="T17">2. Actividad 01<text:tab/>3</text:span></text:a></text:p>
          <text:p text:style-name="P13"><text:a xlink:type="simple" xlink:href="#_alzs0el7m4cz" text:style-name="Index_20_Link" text:visited-style-name="Index_20_Link"><text:span text:style-name="T17">3. Actividad 02<text:tab/>3</text:span></text:a></text:p>
          <text:p text:style-name="P13"><text:a xlink:type="simple" xlink:href="#_ktvw864l9bkr" text:style-name="Index_20_Link" text:visited-style-name="Index_20_Link"><text:span text:style-name="T17">4. Actividad 03<text:tab/>3</text:span></text:a></text:p>
          <text:p text:style-name="P13"><text:a xlink:type="simple" xlink:href="#_6wczumkftewg" text:style-name="Index_20_Link" text:visited-style-name="Index_20_Link"><text:span text:style-name="T17">5. Actividad 04<text:tab/>3</text:span></text:a></text:p>
          <text:p text:style-name="P13"><text:a xlink:type="simple" xlink:href="#_10z7y1e0ud48" text:style-name="Index_20_Link" text:visited-style-name="Index_20_Link"><text:span text:style-name="T17">6. Actividad 05<text:tab/>3</text:span></text:a></text:p>
          <text:p text:style-name="P13"><text:a xlink:type="simple" xlink:href="#_4k81nvs0l50n" text:style-name="Index_20_Link" text:visited-style-name="Index_20_Link"><text:span text:style-name="T17">7. Actividad 06<text:tab/>3</text:span></text:a></text:p>
          <text:p text:style-name="P13"><text:a xlink:type="simple" xlink:href="#_z6v8py91om6f" text:style-name="Index_20_Link" text:visited-style-name="Index_20_Link"><text:span text:style-name="T17">8. Actividad 07<text:tab/>3</text:span></text:a></text:p>
          <text:p text:style-name="P13"><text:a xlink:type="simple" xlink:href="#_qsoun4un4g32" text:style-name="Index_20_Link" text:visited-style-name="Index_20_Link"><text:span text:style-name="T17">9. Actividad 08<text:tab/>3</text:span></text:a></text:p>
          <text:p text:style-name="P13"><text:a xlink:type="simple" xlink:href="#_v30xnv8ivdnp" text:style-name="Index_20_Link" text:visited-style-name="Index_20_Link"><text:span text:style-name="T17">10. Actividad 09<text:tab/>4</text:span></text:a></text:p>
          <text:p text:style-name="P13"><text:a xlink:type="simple" xlink:href="#_mq12yyausd1w" text:style-name="Index_20_Link" text:visited-style-name="Index_20_Link"><text:span text:style-name="T17">11. Actividad 10<text:tab/>4</text:span></text:a></text:p>
        </text:index-body>
      </text:table-of-content>
      <text:p text:style-name="P12"/>
      <text:p text:style-name="P15"/>
      <text:p text:style-name="P16"><text:span text:style-name="T14">UD06. Actividades no evaluables 01</text:span></text:p>
      <text:list xml:id="list1055432096" text:style-name="WWNum1">
        <text:list-item>
          <text:p text:style-name="P22"><text:bookmark text:name="_4owcmsjlyn6b"/>Actividad 00</text:p>
        </text:list-item>
      </text:list>
      <text:p text:style-name="Standard">Realiza la instalación de Windows 10 en una máquina virtual con arranque dual con Ubuntu (Linux). La contraseña de los usuarios creados durante la instalación debe ser “Serra2025” para evitar perdidas.</text:p>
      <text:list xml:id="list10937255455943" text:continue-numbering="true" text:style-name="WWNum1">
        <text:list-item>
          <text:p text:style-name="P22"><text:bookmark text:name="_6fwqqdybz39n"/>Actividad 01</text:p>
        </text:list-item>
      </text:list>
      <text:p text:style-name="Standard">Explica como hacer que el explorador muestre extensiones de los ficheros y archivos ocultos.</text:p>
      <text:list xml:id="list10936474060398" text:continue-numbering="true" text:style-name="WWNum1">
        <text:list-item>
          <text:p text:style-name="P22"><text:bookmark text:name="_alzs0el7m4cz"/>Actividad 02</text:p>
        </text:list-item>
      </text:list>
      <text:p text:style-name="Standard">Crea una tarea programada que ejecute la calculadora y se ejecute todos los sábados a las 22:00 horas.</text:p>
      <text:list xml:id="list10936546783044" text:continue-numbering="true" text:style-name="WWNum1">
        <text:list-item>
          <text:p text:style-name="P22"><text:bookmark text:name="_ktvw864l9bkr"/>Actividad 03</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text:p>
      <text:list xml:id="list10935881704797" text:continue-numbering="true" text:style-name="WWNum1">
        <text:list-item>
          <text:p text:style-name="P22"><text:bookmark text:name="_6wczumkftewg"/>Actividad 04</text:p>
        </text:list-item>
      </text:list>
      <text:p text:style-name="Standard">¿Es conveniente desfragmentar regularmente un disco duro mecánico? ¿Y un disco SSD? Explica como harías desde consola la desfragmentación de un disco en Windows.</text:p>
      <text:list xml:id="list10936304819619" text:continue-numbering="true" text:style-name="WWNum1">
        <text:list-item>
          <text:p text:style-name="P22"><text:bookmark text:name="_10z7y1e0ud48"/><text:soft-page-break/>Actividad 05</text:p>
        </text:list-item>
      </text:list>
      <text:p text:style-name="Standard">Desde la consola, chequea en busca de errores en el disco duro donde se encuentra tu Windows. Indica el comando realizado. </text:p>
      <text:list xml:id="list10937093627426" text:continue-numbering="true" text:style-name="WWNum1">
        <text:list-item>
          <text:p text:style-name="P22"><text:bookmark text:name="_4k81nvs0l50n"/>Actividad 06</text:p>
        </text:list-item>
      </text:list>
      <text:p text:style-name="Standard">Configura las cuotas de disco del disco C: de tu máquina virtual, de modo que como mucho cada usuario pueda guardar hasta 2 GB de datos. Establece el nivel de aviso en 1500 MB.</text:p>
      <text:list xml:id="list10935826914291" text:continue-numbering="true" text:style-name="WWNum1">
        <text:list-item>
          <text:p text:style-name="P22"><text:bookmark text:name="_z6v8py91om6f"/>Actividad 07</text:p>
        </text:list-item>
      </text:list>
      <text:p text:style-name="Standard">Crea una nueva cuenta de usuario de tipo administrador mediante comandos de consola llamada “Tu_nombre” (con tu nombre) y ponle como contraseña 1234. Tras crearla, elimínala mediante comandos de consola. </text:p>
      <text:list xml:id="list10936825241913" text:continue-numbering="true" text:style-name="WWNum1">
        <text:list-item>
          <text:p text:style-name="P22"><text:bookmark text:name="_qsoun4un4g32"/>Actividad 08</text:p>
        </text:list-item>
      </text:list>
      <text:p text:style-name="Standard">¿Qué harías para que a todos los usuarios de un equipo tuvieran en su escritorio un icono de acceso a directo al programa “Notepad”?</text:p>
      <text:list xml:id="list10937068227587" text:continue-numbering="true" text:style-name="WWNum1">
        <text:list-item>
          <text:p text:style-name="P22"><text:bookmark text:name="_v30xnv8ivdnp"/>Actividad 09</text:p>
        </text:list-item>
      </text:list>
      <text:p text:style-name="Standard">¿Qué harías para que cada usuario, al crearse, accediera a una plantilla "Formulario.odt" para que la pudieran rellenar de cero y enviarla por correo electrónico?</text:p>
      <text:list xml:id="list10936987367280" text:continue-numbering="true" text:style-name="WWNum1">
        <text:list-item>
          <text:p text:style-name="P22"><text:bookmark text:name="_mq12yyausd1w"/>Actividad 10</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 text:visited-style-name="ListLabel_20_1"><text:span text:style-name="T19">http://www.supergrubdisk.org/rescatux</text:span></text:a> para poder poner la contraseña de ese usuario en blanco y así poder acceder a él. Tras ello, elimina el usuario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6. Actividades no evaluables 01</text:span></text:p>
      </style:header>
      <style:footer>
        <text:p text:style-name="MP4"><text:span text:style-name="MT1">CFGS DAM/DAW<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1" meta:word-count="509" meta:character-count="3053" meta:non-whitespace-character-count="2594"/>
    <meta:generator>LibreOfficeDev/6.0.5.2$Linux_X86_64 LibreOffice_project/</meta:generator>
  </office:meta>
</office:document-meta>
</file>